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7022197" text:style-name="Outline">
        <text:list-item>
          <text:h text:style-name="P3" text:outline-level="1">Corre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6-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  <text:p text:style-name="Standard"/>
      <text:p text:style-name="Standard">se necesita darle permiso al correo</text:p>
      <text:p text:style-name="Standard"><text:a xlink:type="simple" xlink:href="https://support.google.com/accounts/answer/6010255?hl=es-419&amp;fbclid=IwAR2pF8lfxDK0aGh77qE0toOpzNMTzQvuM_6qS1JqvLSg06cqt-IZgLVQhFU" text:style-name="Internet_20_link" text:visited-style-name="Visited_20_Internet_20_Link">https://support.google.com/accounts/answer/6010255?hl=es-419&amp;fbclid=IwAR2pF8lfxDK0aGh77qE0toOpzNMTzQvuM_6qS1JqvLSg06cqt-IZgLVQhFU</text:a></text:p>
      <text:p text:style-name="Standard"/>
      <text:p text:style-name="Standard"><text:a xlink:type="simple" xlink:href="https://medium.com/@levimatheri/flutter-email-verification-and-password-reset-db2eed893d1d" text:style-name="Internet_20_link" text:visited-style-name="Visited_20_Internet_20_Link">https://medium.com/@levimatheri/flutter-email-verification-and-password-reset-db2eed893d1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2-27T19:13:17</meta:creation-date>
    <meta:editing-duration>PT42M29S</meta:editing-duration>
    <meta:generator>LibreOffice/6.2.4.2$MacOSX_X86_64 LibreOffice_project/2412653d852ce75f65fbfa83fb7e7b669a126d64</meta:generator>
    <meta:initial-creator>Máximo Meza</meta:initial-creator>
    <dc:date>2019-07-18T18:28:02.906584918</dc:date>
    <meta:document-statistic meta:table-count="0" meta:image-count="0" meta:object-count="0" meta:page-count="2" meta:paragraph-count="12" meta:word-count="24" meta:character-count="379" meta:non-whitespace-character-count="3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